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Create Borrower table</text:p>
      <text:p text:style-name="Standard">CREATE TABLE Borrower (</text:p>
      <text:p text:style-name="Standard"><text:s text:c="4"/>Rollno NUMBER(4),</text:p>
      <text:p text:style-name="Standard"><text:s text:c="4"/>Name VARCHAR2(20),</text:p>
      <text:p text:style-name="Standard"><text:s text:c="4"/>DateofIssue DATE,</text:p>
      <text:p text:style-name="Standard"><text:s text:c="4"/>NameofBook VARCHAR2(30),</text:p>
      <text:p text:style-name="Standard"><text:s text:c="4"/>Status VARCHAR2(10)</text:p>
      <text:p text:style-name="Standard">);</text:p>
      <text:p text:style-name="Standard"/>
      <text:p text:style-name="Standard">-- Insert values into Borrower table</text:p>
      <text:p text:style-name="Standard">INSERT INTO Borrower VALUES(14, 'Ram', TO_DATE('2022-09-19', 'YYYY-MM-DD'), 'Operating System', 'I');</text:p>
      <text:p text:style-name="Standard">INSERT INTO Borrower VALUES(27, 'Soham', TO_DATE('2022-07-24', 'YYYY-MM-DD'), 'Object Oriented Programming', 'I');</text:p>
      <text:p text:style-name="Standard">INSERT INTO Borrower VALUES(34, 'Mohan', TO_DATE('2022-06-12', 'YYYY-MM-DD'), 'Microprocessor', 'I');</text:p>
      <text:p text:style-name="Standard">INSERT INTO Borrower VALUES(48, 'Om', TO_DATE('2022-04-19', 'YYYY-MM-DD'), 'Mechanics', 'I');</text:p>
      <text:p text:style-name="Standard"/>
      <text:p text:style-name="Standard">-- Create Fine table</text:p>
      <text:p text:style-name="Standard">CREATE TABLE Fine (</text:p>
      <text:p text:style-name="Standard"><text:s text:c="4"/>Rollno NUMBER(4),</text:p>
      <text:p text:style-name="Standard"><text:s text:c="4"/>FineDate DATE,</text:p>
      <text:p text:style-name="Standard"><text:s text:c="4"/>Amount NUMBER(10)</text:p>
      <text:p text:style-name="Standard">);</text:p>
      <text:p text:style-name="Standard"/>
      <text:p text:style-name="Standard">-- Create stored procedure to calculate fines</text:p>
      <text:p text:style-name="Standard">CREATE OR REPLACE PROCEDURE calc_Fine(r IN NUMBER, b IN VARCHAR2) IS</text:p>
      <text:p text:style-name="Standard"><text:s text:c="4"/>doi DATE;</text:p>
      <text:p text:style-name="Standard"><text:s text:c="4"/>diff NUMBER;</text:p>
      <text:p text:style-name="Standard">BEGIN</text:p>
      <text:p text:style-name="Standard"><text:s text:c="4"/>-- Fetch the most recent DateofIssue for the given Rollno and NameofBook</text:p>
      <text:p text:style-name="Standard"><text:s text:c="4"/>SELECT MAX(DateofIssue) INTO doi </text:p>
      <text:p text:style-name="Standard"><text:s text:c="4"/>FROM Borrower </text:p>
      <text:p text:style-name="Standard"><text:s text:c="4"/>WHERE Rollno = r AND NameofBook = b;</text:p>
      <text:p text:style-name="Standard"/>
      <text:p text:style-name="Standard"><text:s text:c="4"/>diff := TRUNC(SYSDATE) - doi;</text:p>
      <text:p text:style-name="Standard"/>
      <text:p text:style-name="Standard"><text:s text:c="4"/>IF diff &gt;= 15 AND diff &lt;= 30 THEN</text:p>
      <text:p text:style-name="Standard"><text:s text:c="8"/>INSERT INTO Fine (Rollno, FineDate, Amount) </text:p>
      <text:p text:style-name="Standard"><text:s text:c="8"/>VALUES (r, SYSDATE, diff * 5);</text:p>
      <text:p text:style-name="Standard"><text:s text:c="4"/>ELSIF diff &gt; 30 THEN</text:p>
      <text:p text:style-name="Standard"><text:s text:c="8"/>INSERT INTO Fine (Rollno, FineDate, Amount) </text:p>
      <text:p text:style-name="Standard"><text:s text:c="8"/>VALUES (r, SYSDATE, diff * 50);</text:p>
      <text:p text:style-name="Standard"><text:s text:c="4"/>END IF;</text:p>
      <text:p text:style-name="Standard">END;</text:p>
      <text:p text:style-name="Standard">/</text:p>
      <text:p text:style-name="Standard"/>
      <text:p text:style-name="Standard">-- Create stored procedure to submit books and clear fines</text:p>
      <text:p text:style-name="Standard">CREATE OR REPLACE PROCEDURE submit(r IN NUMBER) IS</text:p>
      <text:p text:style-name="Standard">BEGIN</text:p>
      <text:p text:style-name="Standard"><text:s text:c="4"/>UPDATE Borrower </text:p>
      <text:p text:style-name="Standard"><text:soft-page-break/><text:s text:c="4"/>SET Status = 'R' </text:p>
      <text:p text:style-name="Standard"><text:s text:c="4"/>WHERE Rollno = r;</text:p>
      <text:p text:style-name="Standard"/>
      <text:p text:style-name="Standard"><text:s text:c="4"/>DELETE FROM Fine WHERE Rollno = r;</text:p>
      <text:p text:style-name="Standard">END;</text:p>
      <text:p text:style-name="Standard">/</text:p>
      <text:p text:style-name="Standard"/>
      <text:p text:style-name="Standard">-- Execute stored procedure to calculate fines for specific books</text:p>
      <text:p text:style-name="Standard">EXEC calc_Fine(14, 'Operating System');</text:p>
      <text:p text:style-name="Standard">EXEC calc_Fine(27, 'Object Oriented Programming');</text:p>
      <text:p text:style-name="Standard">EXEC calc_Fine(34, 'Microprocessor');</text:p>
      <text:p text:style-name="Standard">EXEC calc_Fine(48, 'Mechanics');</text:p>
      <text:p text:style-name="Standard"/>
      <text:p text:style-name="Standard">-- Check the fines table after calculations</text:p>
      <text:p text:style-name="Standard">SELECT * FROM Fine;</text:p>
      <text:p text:style-name="Standard"/>
      <text:p text:style-name="Standard">-- Execute stored procedure to submit books and clear fines</text:p>
      <text:p text:style-name="Standard">EXEC submit(14);</text:p>
      <text:p text:style-name="Standard">EXEC submit(27);</text:p>
      <text:p text:style-name="Standard">EXEC submit(34);</text:p>
      <text:p text:style-name="Standard">EXEC submit(48);</text:p>
      <text:p text:style-name="Standard"/>
      <text:p text:style-name="Standard">-- Check the Borrower table after submission to see updated status</text:p>
      <text:p text:style-name="Standard">SELECT * FROM Borrower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8:07:34.074228619</meta:creation-date>
    <dc:date>2024-11-07T08:08:28.624064117</dc:date>
    <meta:editing-duration>PT55S</meta:editing-duration>
    <meta:editing-cycles>1</meta:editing-cycles>
    <meta:document-statistic meta:table-count="0" meta:image-count="0" meta:object-count="0" meta:page-count="2" meta:paragraph-count="61" meta:word-count="282" meta:character-count="2033" meta:non-whitespace-character-count="1686"/>
    <meta:generator>LibreOffice/7.3.7.2$Linux_X86_64 LibreOffice_project/30$Build-2</meta:generator>
  </office:meta>
</office:document-meta>
</file>